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ab608"/>
    </style:style>
    <style:style style:name="P2" style:family="paragraph" style:parent-style-name="Standard">
      <style:text-properties fo:language="ru" fo:country="RU" officeooo:paragraph-rsid="001ab608"/>
    </style:style>
    <style:style style:name="P3" style:family="paragraph" style:parent-style-name="Standard" style:list-style-name="L4">
      <style:text-properties fo:language="ru" fo:country="RU" officeooo:paragraph-rsid="001ab608"/>
    </style:style>
    <style:style style:name="P4" style:family="paragraph" style:parent-style-name="Standard" style:list-style-name="L6">
      <style:text-properties fo:language="ru" fo:country="RU" officeooo:paragraph-rsid="001ab608"/>
    </style:style>
    <style:style style:name="T1" style:family="text">
      <style:text-properties fo:language="ru" fo:country="RU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Недавно я написал статью о [тема] — как решить [проблему] с помощью [инструмент/подход].</text:p>
      <text:p text:style-name="P2"><text:line-break/></text:p>
      <text:p text:style-name="P2">Это не просто туториал. Это разбор реального кейса, где [что ты сделал/достиг].<text:line-break/><text:line-break/></text:p>
      <text:p text:style-name="P2">Вот ключевые идеи:<text:line-break/></text:p>
      <text:list text:style-name="L4">
        <text:list-item>
          <text:p text:style-name="P3">[Инсайт 1]</text:p>
        </text:list-item>
        <text:list-item>
          <text:p text:style-name="P3">[Инсайт 2]</text:p>
        </text:list-item>
        <text:list-item>
          <text:p text:style-name="P3">[Инсайт 3]</text:p>
        </text:list-item>
      </text:list>
      <text:p text:style-name="P2"/>
      <text:p text:style-name="P2">В статье есть:<text:line-break/></text:p>
      <text:list text:style-name="L6">
        <text:list-item>
          <text:p text:style-name="P4">Код</text:p>
        </text:list-item>
        <text:list-item>
          <text:p text:style-name="P4">Примеры</text:p>
        </text:list-item>
        <text:list-item>
          <text:p text:style-name="P4">Мини-инструмент для тестов<text:line-break/><text:line-break/></text:p>
        </text:list-item>
      </text:list>
      <text:p text:style-name="P2">Читай тут: [ссылка с UTM]<text:line-break/><text:line-break/></text:p>
      <text:p text:style-name="P2">Если ты self-taught dev и хочешь больше таких материалов — подпишись на [ссылка на сайт/Telegram].<text:line-break/><text:line-break/></text:p>
      <text:p text:style-name="P1"><text:span text:style-name="T1">#Python #Django #WebScraping #DevTools</text:span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15T07:48:24.129000000</meta:creation-date>
    <dc:date>2025-09-15T07:50:31.296000000</dc:date>
    <meta:editing-duration>PT2M7S</meta:editing-duration>
    <meta:editing-cycles>2</meta:editing-cycles>
    <meta:generator>LibreOffice/24.2.1.2$Windows_X86_64 LibreOffice_project/db4def46b0453cc22e2d0305797cf981b68ef5ac</meta:generator>
    <meta:document-statistic meta:table-count="0" meta:image-count="0" meta:object-count="0" meta:page-count="1" meta:paragraph-count="14" meta:word-count="70" meta:character-count="444" meta:non-whitespace-character-count="379"/>
  </office:meta>
</office:document-meta>
</file>